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7cd1" officeooo:paragraph-rsid="000e7cd1"/>
    </style:style>
    <style:style style:name="P2" style:family="paragraph" style:parent-style-name="Standard">
      <style:paragraph-properties fo:text-align="center" style:justify-single-word="false"/>
      <style:text-properties officeooo:rsid="000e7cd1" officeooo:paragraph-rsid="000e7cd1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e7cd1" officeooo:paragraph-rsid="000e7cd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e7cd1" officeooo:paragraph-rsid="000e7cd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2b4c8" officeooo:paragraph-rsid="0012b4c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8059f" officeooo:paragraph-rsid="0018059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officeooo:paragraph-rsid="0021524c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3pt" officeooo:paragraph-rsid="000e7cd1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3pt" officeooo:paragraph-rsid="000f61ed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3pt" officeooo:paragraph-rsid="0010cba6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3pt" officeooo:rsid="000f61ed" officeooo:paragraph-rsid="000f61ed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3pt" officeooo:rsid="0010cba6" officeooo:paragraph-rsid="0010cba6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3pt" officeooo:rsid="0010cba6" officeooo:paragraph-rsid="0012b4c8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officeooo:rsid="0012b4c8" officeooo:paragraph-rsid="0012b4c8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3pt" officeooo:rsid="0015d70d" officeooo:paragraph-rsid="0015d70d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3pt" officeooo:rsid="00174767" officeooo:paragraph-rsid="00174767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3pt" style:text-underline-style="none" officeooo:rsid="0012b4c8" officeooo:paragraph-rsid="0012b4c8" style:font-size-asian="11.3500003814697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3pt" style:text-underline-style="none" officeooo:rsid="0018059f" officeooo:paragraph-rsid="0018059f" style:font-size-asian="11.3500003814697pt" style:font-size-complex="13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3pt" style:text-underline-style="none" officeooo:rsid="00193e7d" officeooo:paragraph-rsid="00193e7d" style:font-size-asian="11.3500003814697pt" style:font-size-complex="13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3pt" style:text-underline-style="none" officeooo:rsid="00193e7d" officeooo:paragraph-rsid="001b02d6" style:font-size-asian="11.3500003814697pt" style:font-size-complex="13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officeooo:rsid="0012b4c8" officeooo:paragraph-rsid="0012b4c8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officeooo:rsid="0018059f" officeooo:paragraph-rsid="0018059f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officeooo:rsid="0012b4c8" officeooo:paragraph-rsid="0012b4c8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officeooo:rsid="0021524c" officeooo:paragraph-rsid="0021524c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21524c" officeooo:paragraph-rsid="0021524c" style:font-size-asian="12.25pt" style:font-size-complex="14pt"/>
    </style:style>
    <style:style style:name="T1" style:family="text">
      <style:text-properties officeooo:rsid="000f61ed"/>
    </style:style>
    <style:style style:name="T2" style:family="text">
      <style:text-properties officeooo:rsid="0010cba6"/>
    </style:style>
    <style:style style:name="T3" style:family="text">
      <style:text-properties style:text-underline-style="none" officeooo:rsid="000e7cd1"/>
    </style:style>
    <style:style style:name="T4" style:family="text">
      <style:text-properties style:text-underline-style="none" officeooo:rsid="000f61ed"/>
    </style:style>
    <style:style style:name="T5" style:family="text">
      <style:text-properties style:text-underline-style="none" officeooo:rsid="0010cba6"/>
    </style:style>
    <style:style style:name="T6" style:family="text">
      <style:text-properties style:font-name="Liberation Serif" fo:font-size="14pt" style:text-underline-style="solid" style:text-underline-width="auto" style:text-underline-color="font-color" officeooo:rsid="0021524c" style:font-size-asian="12.25pt" style:font-size-complex="14pt"/>
    </style:style>
    <style:style style:name="T7" style:family="text">
      <style:text-properties officeooo:rsid="0015d70d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15d70d"/>
    </style:style>
    <style:style style:name="T10" style:family="text">
      <style:text-properties style:text-position="sub 58%" officeooo:rsid="0018059f"/>
    </style:style>
    <style:style style:name="T11" style:family="text">
      <style:text-properties style:text-position="sub 58%" officeooo:rsid="001f1abf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74767"/>
    </style:style>
    <style:style style:name="T14" style:family="text">
      <style:text-properties style:text-position="0% 100%" officeooo:rsid="0015d70d"/>
    </style:style>
    <style:style style:name="T15" style:family="text">
      <style:text-properties style:text-position="0% 100%" officeooo:rsid="0018059f"/>
    </style:style>
    <style:style style:name="T16" style:family="text">
      <style:text-properties style:text-position="0% 100%" officeooo:rsid="001d8e19"/>
    </style:style>
    <style:style style:name="T17" style:family="text">
      <style:text-properties style:text-position="0% 100%" officeooo:rsid="001e108a"/>
    </style:style>
    <style:style style:name="T18" style:family="text">
      <style:text-properties style:text-position="0% 100%" officeooo:rsid="001f1abf"/>
    </style:style>
    <style:style style:name="T19" style:family="text">
      <style:text-properties officeooo:rsid="0018059f"/>
    </style:style>
    <style:style style:name="T20" style:family="text">
      <style:text-properties officeooo:rsid="00193e7d"/>
    </style:style>
    <style:style style:name="T21" style:family="text">
      <style:text-properties style:text-line-through-style="none" style:text-line-through-type="none" style:text-position="super 58%" officeooo:rsid="001aadc9"/>
    </style:style>
    <style:style style:name="T22" style:family="text">
      <style:text-properties style:text-line-through-style="none" style:text-line-through-type="none" style:text-position="0% 100%"/>
    </style:style>
    <style:style style:name="T23" style:family="text">
      <style:text-properties style:text-line-through-style="none" style:text-line-through-type="none" style:text-position="0% 100%" officeooo:rsid="001aadc9"/>
    </style:style>
    <style:style style:name="T24" style:family="text">
      <style:text-properties style:text-line-through-style="none" style:text-line-through-type="none" style:text-position="0% 100%" officeooo:rsid="001b02d6"/>
    </style:style>
    <style:style style:name="T25" style:family="text">
      <style:text-properties style:text-line-through-style="none" style:text-line-through-type="none" style:text-position="0% 100%" officeooo:rsid="0015d70d" style:font-size-asian="13pt"/>
    </style:style>
    <style:style style:name="T26" style:family="text">
      <style:text-properties style:text-line-through-style="none" style:text-line-through-type="none" style:text-position="0% 100%" officeooo:rsid="001b02d6" style:font-size-asian="13pt"/>
    </style:style>
    <style:style style:name="T27" style:family="text">
      <style:text-properties style:text-line-through-style="none" style:text-line-through-type="none" style:text-position="0% 100%" officeooo:rsid="001f1abf" style:font-size-asian="13pt"/>
    </style:style>
    <style:style style:name="T28" style:family="text">
      <style:text-properties style:text-line-through-style="none" style:text-line-through-type="none" style:text-position="0% 100%" officeooo:rsid="001f1abf"/>
    </style:style>
    <style:style style:name="T29" style:family="text">
      <style:text-properties style:text-line-through-style="none" style:text-line-through-type="none" style:text-position="sub 58%" officeooo:rsid="0015d70d" style:font-size-asian="13pt"/>
    </style:style>
    <style:style style:name="T30" style:family="text">
      <style:text-properties officeooo:rsid="001d8e19"/>
    </style:style>
    <style:style style:name="T31" style:family="text">
      <style:text-properties officeooo:rsid="001e108a"/>
    </style:style>
    <style:style style:name="T32" style:family="text">
      <style:text-properties officeooo:rsid="001f1abf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font-size="13pt" officeooo:rsid="0015d70d" style:font-size-asian="13pt" style:font-size-complex="13pt"/>
    </style:style>
    <style:style style:name="T35" style:family="text">
      <style:text-properties fo:color="#0000ff" style:font-name="lucidatypewriter" fo:font-size="10pt" style:font-size-asian="10pt"/>
    </style:style>
    <style:style style:name="T36" style:family="text">
      <style:text-properties fo:color="#000000" style:font-name="lucidatypewriter" fo:font-size="10pt" style:font-size-asian="10pt"/>
    </style:style>
    <style:style style:name="T37" style:family="text">
      <style:text-properties fo:color="#a020f0" style:font-name="lucidatypewriter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lle</text:p>
      <text:p text:style-name="P1">Arnaud</text:p>
      <text:p text:style-name="P1"/>
      <text:p text:style-name="P2"/>
      <text:p text:style-name="P3">Projet : Modulation de Fréquence</text:p>
      <text:p text:style-name="P6">Compte-Rendu</text:p>
      <text:p text:style-name="P3"/>
      <text:p text:style-name="P4"/>
      <text:p text:style-name="P5">I/ Cahier des charges et bureau d’études</text:p>
      <text:p text:style-name="P8"><text:span text:style-name="T3">1) </text:span><text:span text:style-name="T4">Le signal modulé est de la forme x</text:span><text:span text:style-name="T5">m</text:span><text:span text:style-name="T1">(t)=Acos(2π.fp.t+∆f/fm . sin(wm.t)).</text:span></text:p>
      <text:p text:style-name="P11">Or ici on a xm(t)=cos(2π.Fm.t+k.am/v0 . sin(2π.v0.t)).</text:p>
      <text:p text:style-name="P9"><text:span text:style-name="T1">Ainsi par identification on a </text:span>μm<text:span text:style-name="T1">=∆f/fm=k.am/v0.</text:span></text:p>
      <text:p text:style-name="P9"/>
      <text:p text:style-name="P10"><text:span text:style-name="T1">2) Par définition : </text:span>νm(t)<text:span text:style-name="T2">=fp+k.sm(t) avec fp la fréquence de la porteuse et k la sensibilité du modulateur.</text:span></text:p>
      <text:p text:style-name="P12">On a aussi fp=<text:span text:style-name="T30">Fm</text:span><text:span text:style-name="T16">.</text:span></text:p>
      <text:p text:style-name="P13">Ainsi : <text:span text:style-name="T1"><text:s/></text:span>νm(t)=<text:span text:style-name="T30">Fm</text:span>+k.<text:span text:style-name="T1">am.sin(2π.v0.t))</text:span></text:p>
      <text:p text:style-name="P12"/>
      <text:p text:style-name="P14">3) <text:span text:style-name="T7">La bande passante B se divise en M parties égales pour transmettre chaque signal modulé. Ainsi, soit Bu la largueur de la bande nécessaire à la transmission d’un signal modulé en fréquence, on a : Bu=B/M,</text:span></text:p>
      <text:p text:style-name="P15">De plus on a Bu=2( μm+1)*<text:span text:style-name="T32">v0</text:span> d’où <text:s/>μ<text:span text:style-name="T8">max</text:span>=Bu/<text:span text:style-name="T19">(</text:span>2<text:span text:style-name="T32">v0</text:span><text:span text:style-name="T15">)</text:span> -1 = B/<text:span text:style-name="T19">(2.</text:span>M.<text:span text:style-name="T32">v0</text:span><text:span text:style-name="T15">)</text:span><text:span text:style-name="T12"> -</text:span><text:span text:style-name="T13">1</text:span></text:p>
      <text:p text:style-name="P15"><text:span text:style-name="T13"/></text:p>
      <text:p text:style-name="P16"><text:span text:style-name="T13">4</text:span><text:span text:style-name="T12">) On déduit de la question précédente : k</text:span><text:span text:style-name="T8">max</text:span><text:span text:style-name="T12">= </text:span><text:span text:style-name="T14">μ</text:span><text:span text:style-name="T9">max</text:span><text:span text:style-name="T14">.</text:span><text:span text:style-name="T12">v0/a</text:span><text:span text:style-name="T10">m</text:span><text:span text:style-name="T12"> </text:span><text:span text:style-name="T15">= (B/</text:span><text:span text:style-name="T17">2.</text:span><text:span text:style-name="T15">M.</text:span><text:span text:style-name="T18">v0</text:span><text:span text:style-name="T15"> -1).v0/a</text:span><text:span text:style-name="T10">m </text:span><text:span text:style-name="T18">= (B/2.M - v0)/a</text:span><text:span text:style-name="T11">m</text:span></text:p>
      <text:p text:style-name="P21"/>
      <text:p text:style-name="P22">5) <text:span text:style-name="T31">L’avantage ici de la modulation de fréquence par rapport à une modulation d’amplitude est que le signal modulé ne sera pas modifié par le bruit de forte amplitude car on va seulement effectuer une variation de fréquence.</text:span></text:p>
      <text:p text:style-name="P21"/>
      <text:p text:style-name="P23">II/ Mise en œuvre</text:p>
      <text:p text:style-name="P17">7) On a 4 fréquences différentes de porteuses pour une bande passante <text:span text:style-name="T20">de 48 kHz.</text:span></text:p>
      <text:p text:style-name="P18">Ainsi, en prenant F1=<text:span text:style-name="T20">12</text:span> kHz, <text:span text:style-name="T20">F2=24 kHz, F3=36 kHz et F4=</text:span> <text:span text:style-name="T20">48 kHz, la bande passante utile est partagée équitablement entre les porteuses. On a donc Bu=12 kHz.</text:span></text:p>
      <text:p text:style-name="P19">De plus : k<text:span text:style-name="T8">max</text:span><text:span text:style-name="T12">= (48/</text:span><text:span text:style-name="T18">2*</text:span><text:span text:style-name="T12">4*12 – </text:span><text:span text:style-name="T22">1).</text:span><text:span text:style-name="T23">500.10</text:span><text:span text:style-name="T21">-3</text:span><text:span text:style-name="T23">/</text:span><text:span text:style-name="T28">1</text:span><text:span text:style-name="T24"> = </text:span><text:span text:style-name="T28">5500 Hz/V</text:span></text:p>
      <text:p text:style-name="P20"><text:span text:style-name="T24"><text:tab/> <text:s text:c="4"/></text:span><text:span text:style-name="T25">μ</text:span><text:span text:style-name="T29">max</text:span><text:span text:style-name="T26">=</text:span><text:span text:style-name="T27">11</text:span></text:p>
      <text:p text:style-name="P18"/>
      <text:p text:style-name="P7"><text:span text:style-name="T6">8) </text:span><text:span text:style-name="T35">function</text:span><text:span text:style-name="T36"> [xm,t,Xm,f]=fonction(fm,am,v0,B,M,T)</text:span></text:p>
      <text:p text:style-name="Standard"><text:span text:style-name="T36"><text:s text:c="4"/>k=5500</text:span></text:p>
      <text:p text:style-name="Standard"><text:span text:style-name="T36"><text:s text:c="4"/>dt=0.01;</text:span></text:p>
      <text:p text:style-name="Standard"><text:span text:style-name="T36"><text:s text:c="4"/>t=0:dt:T-dt;</text:span></text:p>
      <text:p text:style-name="Standard"><text:span text:style-name="T36"><text:s text:c="4"/>xm=cos(2*pi*fm*t + k*am/v0 <text:s/>*sin(2*pi*v0*t));</text:span></text:p>
      <text:p text:style-name="Standard"><text:span text:style-name="T36"><text:s text:c="4"/>vm=</text:span></text:p>
      <text:p text:style-name="Standard"><text:span text:style-name="T36"><text:s text:c="4"/>[Xm,f]=TransFourier(xm,t);</text:span></text:p>
      <text:p text:style-name="Standard"><text:span text:style-name="T36"><text:s text:c="4"/>subplot(2,2,1)</text:span></text:p>
      <text:p text:style-name="Standard"><text:span text:style-name="T36"><text:s text:c="4"/>plot(t,xm)</text:span></text:p>
      <text:p text:style-name="Standard"><text:span text:style-name="T36"><text:s text:c="4"/>legend(</text:span><text:span text:style-name="T37">'signal xm(t)'</text:span><text:span text:style-name="T36">)</text:span></text:p>
      <text:p text:style-name="Standard"><text:span text:style-name="T36"><text:s text:c="4"/>subplot(2,2,2)</text:span></text:p>
      <text:p text:style-name="Standard"><text:span text:style-name="T36"><text:s text:c="4"/>plot(t,vm)</text:span></text:p>
      <text:p text:style-name="Standard"><text:span text:style-name="T36"><text:s text:c="4"/>hold </text:span><text:span text:style-name="T37">on</text:span><text:span text:style-name="T36">;</text:span></text:p>
      <text:p text:style-name="Standard"><text:soft-page-break/><text:span text:style-name="T36"><text:s text:c="4"/>plot(t,fm+k*am*sin(2*pi*v0*t))</text:span></text:p>
      <text:p text:style-name="Standard"><text:span text:style-name="T36"><text:s text:c="4"/>legend(</text:span><text:span text:style-name="T37">'frÃ©quence instantannÃ©e estimÃ©e'</text:span><text:span text:style-name="T36">,</text:span><text:span text:style-name="T37">'frÃ©quence instannÃ©e thÃ©orique'</text:span><text:span text:style-name="T36">)</text:span></text:p>
      <text:p text:style-name="Standard"><text:span text:style-name="T36"><text:s text:c="4"/>subplot(2,2,3)</text:span></text:p>
      <text:p text:style-name="Standard"><text:span text:style-name="T36"><text:s text:c="4"/>plot(f,Xm)</text:span></text:p>
      <text:p text:style-name="Standard"><text:span text:style-name="T36"><text:s text:c="4"/>subplot(2,2,4)</text:span></text:p>
      <text:p text:style-name="Standard"><text:span text:style-name="T36"><text:s text:c="4"/></text:span></text:p>
      <text:p text:style-name="P24"/>
      <text:p text:style-name="P23"/>
      <text:p text:style-name="P25">9) amplitude d’un pic= Jn(<text:span text:style-name="T34">μ</text:span><text:span text:style-name="T33">)</text:span></text:p>
      <text:p text:style-name="P25"><text:span text:style-name="T33"/></text:p>
      <text:p text:style-name="P25"><text:span text:style-name="T33"/>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5T08:16:21.474893481</meta:creation-date>
    <dc:date>2021-01-15T12:11:03.404015248</dc:date>
    <meta:editing-duration>PT31M5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259" meta:character-count="1816" meta:non-whitespace-character-count="1514"/>
  </office:meta>
</office:document-meta>
</file>